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cessState.canExecute( short st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cessState.isFinished( short stat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cessState.ProcessSt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ProcessState.stateToString( short st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